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7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9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7" style:parent-style-name="Nagłówek1" style:list-style-name="LFO2" style:family="paragraph"/>
    <style:style style:name="P18" style:parent-style-name="Nagłówek1" style:list-style-name="LFO2" style:family="paragraph"/>
    <style:style style:name="P19" style:parent-style-name="Nagłówek1" style:list-style-name="LFO2" style:family="paragraph"/>
    <style:style style:name="P20" style:parent-style-name="Nagłówek1" style:list-style-name="LFO2" style:family="paragraph"/>
    <style:style style:name="P21" style:parent-style-name="Nagłówek1" style:list-style-name="LFO2" style:family="paragraph"/>
    <style:style style:name="P22" style:parent-style-name="Nagłówek2" style:list-style-name="LFO2" style:family="paragraph"/>
    <style:style style:name="P23" style:parent-style-name="Nagłówek2" style:list-style-name="LFO2" style:family="paragraph"/>
    <style:style style:name="P24" style:parent-style-name="Nagłówek2" style:list-style-name="LFO2" style:family="paragraph"/>
    <style:style style:name="P25" style:parent-style-name="Nagłówek1" style:list-style-name="LFO2" style:family="paragraph"/>
    <style:style style:name="P26" style:parent-style-name="Nagłówek2" style:list-style-name="LFO2" style:family="paragraph"/>
    <style:style style:name="P27" style:parent-style-name="Nagłówek2" style:list-style-name="LFO2" style:family="paragraph"/>
    <style:style style:name="P28" style:parent-style-name="Nagłówek1" style:list-style-name="LFO2" style:family="paragraph"/>
    <style:style style:name="P29" style:parent-style-name="Nagłówek2" style:list-style-name="LFO2" style:family="paragraph"/>
    <style:style style:name="P30" style:parent-style-name="Nagłówek2" style:list-style-name="LFO2" style:family="paragraph"/>
    <style:style style:name="P31" style:parent-style-name="Nagłówek1" style:list-style-name="LFO2" style:family="paragraph"/>
  </office:automatic-styles>
  <office:body>
    <office:text text:use-soft-page-breaks="true">
      <text:p text:style-name="P1"><text:bookmark-start text:name="_Toc193441635"/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1976" office:target-frame-name="_top" xlink:show="replace"><text:span text:style-name="Hiperłącze">1.</text:span><text:tab/><text:span text:style-name="Hiperłącze">Wstęp</text:span><text:tab/>1</text:a></text:p>
          <text:p text:style-name="P3"><text:a xlink:href="#_Toc193441977" office:target-frame-name="_top" xlink:show="replace"><text:span text:style-name="Hiperłącze">2.</text:span><text:tab/><text:span text:style-name="Hiperłącze">Cel i zakres dokumentu</text:span><text:tab/>1</text:a></text:p>
          <text:p text:style-name="P4"><text:a xlink:href="#_Toc193441978" office:target-frame-name="_top" xlink:show="replace"><text:span text:style-name="Hiperłącze">3.</text:span><text:tab/><text:span text:style-name="Hiperłącze">Definicja architektury aplikacji</text:span><text:tab/>1</text:a></text:p>
          <text:p text:style-name="P5"><text:a xlink:href="#_Toc193441979" office:target-frame-name="_top" xlink:show="replace"><text:span text:style-name="Hiperłącze">4.</text:span><text:tab/><text:span text:style-name="Hiperłącze">Cele i ograniczenia architektury</text:span><text:tab/>1</text:a></text:p>
          <text:p text:style-name="P6"><text:a xlink:href="#_Toc193441980" office:target-frame-name="_top" xlink:show="replace"><text:span text:style-name="Hiperłącze">5.</text:span><text:tab/><text:span text:style-name="Hiperłącze">Obraz logiczny aplikacji</text:span><text:tab/>1</text:a></text:p>
          <text:p text:style-name="P7"><text:a xlink:href="#_Toc193441981" office:target-frame-name="_top" xlink:show="replace"><text:span text:style-name="Hiperłącze">5.1</text:span><text:tab/><text:span text:style-name="Hiperłącze">Charakterystyka pakietów</text:span><text:tab/>1</text:a></text:p>
          <text:p text:style-name="P8"><text:a xlink:href="#_Toc193441982" office:target-frame-name="_top" xlink:show="replace"><text:span text:style-name="Hiperłącze">5.2</text:span><text:tab/><text:span text:style-name="Hiperłącze">Diagram klas aplikacji</text:span><text:tab/>1</text:a></text:p>
          <text:p text:style-name="P9"><text:a xlink:href="#_Toc193441983" office:target-frame-name="_top" xlink:show="replace"><text:span text:style-name="Hiperłącze">5.3</text:span><text:tab/><text:span text:style-name="Hiperłącze">Specyfikacja funkcji i metod aplikacji</text:span><text:tab/>1</text:a></text:p>
          <text:p text:style-name="P10"><text:a xlink:href="#_Toc193441984" office:target-frame-name="_top" xlink:show="replace"><text:span text:style-name="Hiperłącze">6.</text:span><text:tab/><text:span text:style-name="Hiperłącze">Dynamiczny obraz modelowanej aplikacji</text:span><text:tab/>1</text:a></text:p>
          <text:p text:style-name="P11"><text:a xlink:href="#_Toc193441985" office:target-frame-name="_top" xlink:show="replace"><text:span text:style-name="Hiperłącze">6.1</text:span><text:tab/><text:span text:style-name="Hiperłącze">Diagram sekwencji UML dla obiektów</text:span><text:tab/>1</text:a></text:p>
          <text:p text:style-name="P12"><text:a xlink:href="#_Toc193441986" office:target-frame-name="_top" xlink:show="replace"><text:span text:style-name="Hiperłącze">6.2</text:span><text:tab/><text:span text:style-name="Hiperłącze">Diagram aktywności UML dla obiektów</text:span><text:tab/>1</text:a></text:p>
          <text:p text:style-name="P13"><text:a xlink:href="#_Toc193441987" office:target-frame-name="_top" xlink:show="replace"><text:span text:style-name="Hiperłącze">7.</text:span><text:tab/><text:span text:style-name="Hiperłącze">Statyczny diagram modelowanej aplikacji</text:span><text:tab/>1</text:a></text:p>
          <text:p text:style-name="P14"><text:a xlink:href="#_Toc193441988" office:target-frame-name="_top" xlink:show="replace"><text:span text:style-name="Hiperłącze">7.1</text:span><text:tab/><text:span text:style-name="Hiperłącze">Diagram komponentów UML</text:span><text:tab/>1</text:a></text:p>
          <text:p text:style-name="P15"><text:a xlink:href="#_Toc193441989" office:target-frame-name="_top" xlink:show="replace"><text:span text:style-name="Hiperłącze">7.2</text:span><text:tab/><text:span text:style-name="Hiperłącze">Diagram instalacji UML</text:span><text:tab/>1</text:a></text:p>
          <text:p text:style-name="P16"><text:a xlink:href="#_Toc193441990" office:target-frame-name="_top" xlink:show="replace"><text:span text:style-name="Hiperłącze">8.</text:span><text:tab/><text:span text:style-name="Hiperłącze">Projekt bazy danych</text:span><text:tab/>1</text:a></text:p>
        </text:index-body>
      </text:table-of-content>
      <text:p text:style-name="Normalny"/>
      <text:p text:style-name="Normalny"/>
      <text:list text:style-name="LFO2" text:continue-numbering="true">
        <text:list-item>
          <text:p text:style-name="P17"><text:bookmark-start text:name="_Toc193441976"/><text:soft-page-break/>Wstęp<text:bookmark-end text:name="_Toc193441635"/><text:bookmark-end text:name="_Toc193441976"/></text:p>
        </text:list-item>
      </text:list>
      <text:list text:style-name="LFO2" text:continue-numbering="true">
        <text:list-item>
          <text:p text:style-name="P18"><text:bookmark-start text:name="_Toc193441977"/>Cel i zakres dokumentu<text:bookmark-end text:name="_Toc193441977"/></text:p>
        </text:list-item>
      </text:list>
      <text:list text:style-name="LFO2" text:continue-numbering="true">
        <text:list-item>
          <text:p text:style-name="P19"><text:bookmark-start text:name="_Toc193441978"/>Definicja architektury aplikacji<text:bookmark-end text:name="_Toc193441978"/></text:p>
        </text:list-item>
      </text:list>
      <text:list text:style-name="LFO2" text:continue-numbering="true">
        <text:list-item>
          <text:p text:style-name="P20"><text:bookmark-start text:name="_Toc193441979"/>Cele i ograniczenia architektury<text:bookmark-end text:name="_Toc193441979"/></text:p>
        </text:list-item>
      </text:list>
      <text:list text:style-name="LFO2" text:continue-numbering="true">
        <text:list-item>
          <text:p text:style-name="P21"><text:bookmark-start text:name="_Toc193441980"/>Obraz logiczny aplikacji<text:bookmark-end text:name="_Toc193441980"/></text:p>
        </text:list-item>
      </text:list>
      <text:list text:style-name="LFO2" text:continue-numbering="true">
        <text:list-item>
          <text:list>
            <text:list-item>
              <text:p text:style-name="P22"><text:bookmark-start text:name="_Toc193441981"/>Charakterystyka pakietów<text:bookmark-end text:name="_Toc193441981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3"><text:bookmark-start text:name="_Toc193441982"/>Diagram klas aplikacji<text:bookmark-end text:name="_Toc193441982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4"><text:bookmark-start text:name="_Toc193441983"/>Specyfikacja funkcji i metod aplikacji<text:bookmark-end text:name="_Toc193441983"/></text:p>
            </text:list-item>
          </text:list>
        </text:list-item>
      </text:list>
      <text:list text:style-name="LFO2" text:continue-numbering="true">
        <text:list-item>
          <text:p text:style-name="P25"><text:bookmark-start text:name="_Toc193441984"/>Dynamiczny obraz modelowanej aplikacji<text:bookmark-end text:name="_Toc193441984"/></text:p>
        </text:list-item>
      </text:list>
      <text:list text:style-name="LFO2" text:continue-numbering="true">
        <text:list-item>
          <text:list>
            <text:list-item>
              <text:p text:style-name="P26"><text:bookmark-start text:name="_Toc193441985"/>Diagram sekwencji UML dla obiektów<text:bookmark-end text:name="_Toc193441985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7"><text:bookmark-start text:name="_Toc193441986"/>Diagram aktywności UML dla obiektów<text:bookmark-end text:name="_Toc193441986"/></text:p>
            </text:list-item>
          </text:list>
        </text:list-item>
      </text:list>
      <text:list text:style-name="LFO2" text:continue-numbering="true">
        <text:list-item>
          <text:p text:style-name="P28"><text:bookmark-start text:name="_Toc193441987"/>Statyczny diagram modelowanej aplikacji<text:bookmark-end text:name="_Toc193441987"/></text:p>
        </text:list-item>
      </text:list>
      <text:list text:style-name="LFO2" text:continue-numbering="true">
        <text:list-item>
          <text:list>
            <text:list-item>
              <text:p text:style-name="P29"><text:bookmark-start text:name="_Toc193441988"/>Diagram komponentów UML<text:bookmark-end text:name="_Toc193441988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0"><text:bookmark-start text:name="_Toc193441989"/>Diagram instalacji UML<text:bookmark-end text:name="_Toc193441989"/></text:p>
            </text:list-item>
          </text:list>
        </text:list-item>
      </text:list>
      <text:list text:style-name="LFO2" text:continue-numbering="true">
        <text:list-item>
          <text:p text:style-name="P31"><text:bookmark-start text:name="_Toc193441990"/>Projekt bazy danych<text:bookmark-end text:name="_Toc193441990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28:00Z</meta:creation-date>
    <dc:date>2025-03-21T08:33:00Z</dc:date>
    <meta:template xlink:href="Normal.dotm" xlink:type="simple"/>
    <meta:editing-cycles>1</meta:editing-cycles>
    <meta:editing-duration>PT300S</meta:editing-duration>
    <meta:document-statistic meta:page-count="2" meta:paragraph-count="3" meta:word-count="276" meta:character-count="1929" meta:row-count="13" meta:non-whitespace-character-count="1656"/>
  </office:meta>
</office:document-meta>
</file>